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2000002288B5957493B1015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1dd" officeooo:paragraph-rsid="001b01dd"/>
    </style:style>
    <style:style style:name="P2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838cm" fo:min-width="1.3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Form 1" draw:style-name="gr1" draw:text-style-name="P2" svg:width="1.456cm" svg:height="0.927cm" svg:x="14.744cm" svg:y="0.6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Bild1" text:anchor-type="char" svg:x="-1.212cm" svg:y="-0.503cm" svg:width="19.001cm" svg:height="8.61cm" draw:z-index="0"><draw:image xlink:href="Pictures/10000001000004C2000002288B5957493B1015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03:42.110951995</meta:creation-date>
    <dc:date>2024-03-04T20:18:52.201560543</dc:date>
    <meta:editing-duration>PT15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